
<file path=META-INF/manifest.xml><?xml version="1.0" encoding="utf-8"?>
<manifest:manifest xmlns:manifest="urn:oasis:names:tc:opendocument:xmlns:manifest:1.0">
  <manifest:file-entry manifest:full-path="/" manifest:media-type="application/vnd.oasis.opendocument.text"/>
  <manifest:file-entry manifest:full-path="Object 6/"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Replacements/Object 6" manifest:media-type=""/>
  <manifest:file-entry manifest:full-path="Object 6/settings.xml" manifest:media-type="text/xml"/>
  <manifest:file-entry manifest:full-path="Object 6/content.xml" manifest:media-type="text/xml"/>
  <manifest:file-entry manifest:full-path="Object 6/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Heading2" style:family="paragraph">
      <style:paragraph-properties fo:line-height="100%"/>
    </style:style>
    <style:style style:name="P3" style:parent-style-name="ListParagraph" style:family="paragraph"/>
    <style:style style:name="P4" style:parent-style-name="ListParagraph" style:family="paragraph"/>
    <style:style style:name="P5" style:parent-style-name="ListParagraph" style:family="paragraph"/>
    <style:style style:name="P6" style:parent-style-name="Normal" style:family="paragraph">
      <style:paragraph-properties fo:break-before="page"/>
      <style:text-properties fo:hyphenate="true"/>
    </style:style>
    <style:style style:name="P7" style:parent-style-name="Normal" style:family="paragraph">
      <style:paragraph-properties fo:break-before="page"/>
      <style:text-properties fo:hyphenate="true"/>
    </style:style>
    <style:style style:name="P8" style:parent-style-name="Normal" style:family="paragraph">
      <style:paragraph-properties fo:break-before="page"/>
      <style:text-properties fo:hyphenate="true"/>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h text:style-name="P1" text:outline-level="1">Analysis</text:h>
      <text:h text:style-name="P2" text:outline-level="2">Existing programs</text:h>
      <text:p text:style-name="Normal">When searching for the sites, I used the Google search engine and looked over many different online maze games and decided to pick from some of the most popular sites to review.</text:p>
      <text:p text:style-name="Normal">These sites will help me<text:s/>develop my design section for my maze. I will only use these sites as inspiration as my goal is to create a unique maze game.</text:p>
      <text:h text:style-name="Heading3" text:outline-level="3">First source - ToyTheater</text:h>
      <text:p text:style-name="Normal">The first website is<text:s/><text:a xlink:href="https://toytheater.com/maze/" office:target-frame-name="_top" xlink:show="replace"><text:span text:style-name="Hyperlink">https://toytheater.c</text:span><text:bookmark-start text:name="_Hlt2536133"/><text:bookmark-start text:name="_Hlt2536134"/><text:span text:style-name="Hyperlink">o</text:span><text:bookmark-end text:name="_Hlt2536133"/><text:bookmark-end text:name="_Hlt2536134"/><text:span text:style-name="Hyperlink">m/maze/</text:span></text:a>. <text:s/>This is a site called “ToyTheater”. ToyTheater provides online educational games for young children.</text:p>
      <text:p text:style-name="Normal">The maze game on ToyTheater requires the user to navigate a rochet ship back to Earth. The maze starts of simple however as the user progresses through each stage, the mazes get more and more challenging. The way the program makes the mazes more challenging is by increasing the size of the maze.</text:p>
      <text:p text:style-name="Normal">The program randomly generates a new maze each time and randomly places the player and end goal within the maze. This is<text:s/>an oversight by the creator since the player can be placed right next to the goal itself. Therefore, when I design my game, I will make sure the player and the goal are a good distance apart to make the maze challenging for the user.</text:p>
      <text:p text:style-name="Normal">Also, when looking at<text:s/>each maze, I realised there wasn’t any loops within the maze which means when there is no way for the player to get back to where there are without backtracking the path they have already walked along. I do not know if this is a good thing or not however<text:s/>it will be something that I need to look into in my design section.</text:p>
      <text:h text:style-name="Heading3" text:outline-level="3">Second source - CoolMathsGames</text:h>
      <text:p text:style-name="Normal">This second website is<text:s/><text:a xlink:href="https://www.coolmathgames.com/0-mazerace2" office:target-frame-name="_top" xlink:show="replace"><text:span text:style-name="Hyperlink">https://w</text:span><text:bookmark-start text:name="_Hlt2537932"/><text:bookmark-start text:name="_Hlt2537933"/><text:span text:style-name="Hyperlink">w</text:span><text:bookmark-end text:name="_Hlt2537932"/><text:bookmark-end text:name="_Hlt2537933"/><text:span text:style-name="Hyperlink">w.coolmathgames.com/0-mazerace2</text:span></text:a>. This site is called “CoolMathsGames”. CoolMathsGames is another site that provides games however the target audience for this is for older children.</text:p>
      <text:p text:style-name="Normal">This program also requires the player to navigate an object through a maze to the end goal. However, this differs from the first site in several ways. CoolMathsGames, unlike the first site, has the user race against the computer to the end goal making the experience more intense. Also, CoolMathsGames allows the user to collect power-ups that can do a variety of things to make it more likely for the user to beat the computer. CoolMathsGames does not need to make different stages more challenging by increasing the maze size, the program can also increase the speed of the computer’s bot navigating the maze to make each stage more challenging.</text:p>
      <text:p text:style-name="Normal">This site also solves the problem the first site has with the player and the goal randomly generating next to each other. Although CoolMathsGames has a completely random maze each time, the player and the goal never appear to spawn next to each other.</text:p>
      <text:p text:style-name="Normal">The maze generated is like the first site’s maze in the sense that there are no loops in the maze at all. This is implying that either the algorithm they used doesn’t allow loops are loops make the maze easier to solve.</text:p>
      <text:soft-page-break/>
      <text:h text:style-name="Heading3" text:outline-level="3">Third source - MathsFrame</text:h>
      <text:p text:style-name="Normal">The final website<text:s/>is<text:s/><text:a xlink:href="https://mathsframe.co.uk/en/resources/resource/468/Maths-Maze-Monsters-Multiplication" office:target-frame-name="_top" xlink:show="replace"><text:span text:style-name="Hyperlink">https://mathsfram</text:span><text:bookmark-start text:name="_Hlt2538915"/><text:bookmark-start text:name="_Hlt2538916"/><text:span text:style-name="Hyperlink">e</text:span><text:bookmark-end text:name="_Hlt2538915"/><text:bookmark-end text:name="_Hlt2538916"/><text:span text:style-name="Hyperlink">.co.uk/en/resources/resource/468/Maths-Maze-Monsters-Multiplication</text:span></text:a>. This site is called “MathsFrame”. <text:s/>MathsFrame is a website that targets key stage two school students and provides maths challenges in the form of games.</text:p>
      <text:p text:style-name="Normal">This maze game MathsFrame provide also has maths questions pop up as the user navigates the maze. This is different to the two mazes. Also, this maze doesn’t have an end goal, instead it has the user race against someone else to collect points and you can only collect points by finding the questions in the maze and answering them correctly.</text:p>
      <text:p text:style-name="Normal">Also, MathsFrame, unlike the other two sites, allows the maze to have loops in it. However, I assume this is because there is no goal and a race to collect as many cupcakes, it makes the game fair for both parties involved. MathsFrame still has the game randomly generate each time.</text:p>
      <text:h text:style-name="Heading3" text:outline-level="3">Fourth source – PacMan 256</text:h>
      <text:p text:style-name="Normal">PacMan 256 is a game on the Appstore. The game requires the user to navigate a never-ending maze before it is caught by ghosts.</text:p>
      <text:p text:style-name="Normal">This game does not have an end goal but is a survival-based game instead. This means requires the user to move quickly but also along the correct path.</text:p>
      <text:h text:style-name="Heading2" text:outline-level="2">Further research on mazes</text:h>
      <text:p text:style-name="Normal">From the sites I<text:s/>have looked at above, I need to decide if I should include loops in my maze. Though I decided to look at many real famous mazes in the world. The mazes I looked at were “Davis Mega Mystery Maze, United States” and “Longleat Maze, Britain”. Both these mazes<text:s/>contain loops and are considered difficult therefore I shall also include loops in my maze.</text:p>
      <text:p text:style-name="Normal"/>
      <text:h text:style-name="Heading2" text:outline-level="2">Program requirements</text:h>
      <text:p text:style-name="Normal">The program requirements will explain the program from the point of view from the user.</text:p>
      <text:p text:style-name="Normal">I shall explain all the user’s needs for my project</text:p>
      <text:h text:style-name="Heading3" text:outline-level="3">User need one</text:h>
      <text:p text:style-name="Normal">This shall allow the user to access the main menu. The main menu will consist of:</text:p>
      <text:list text:style-name="LFO1" text:continue-numbering="true">
        <text:list-item>
          <text:p text:style-name="P3">Play</text:p>
        </text:list-item>
        <text:list-item>
          <text:p text:style-name="P4">Custom level</text:p>
        </text:list-item>
        <text:list-item>
          <text:p text:style-name="P5">Exit</text:p>
        </text:list-item>
      </text:list>
      <text:p text:style-name="Normal">Each option leads to a different path of the code. This section can be modified in the design section when I fine tune my project.</text:p>
      <text:h text:style-name="Heading3" text:outline-level="3">User need two</text:h>
      <text:p text:style-name="Normal">The next user need allows the user to<text:s/>play a level with the difficulty chosen by the user. The<text:s/>level<text:s/>will have varying difficulty<text:s/>levels which the code will use to generate the maze.</text:p>
      <text:p text:style-name="Normal">When playing, the computer will generate a random maze where the user starts in the top left and the<text:s/>goal will be in the bottom right. The maze generated will contain loops.</text:p>
      <text:p text:style-name="Normal">To make the game exciting and intense there shall be computer-controlled bots chasing the user around.<text:s/>If the user is caught, the game will end regardless of score or time spent on the game.</text:p>
      <text:soft-page-break/>
      <text:h text:style-name="Heading3" text:outline-level="3">User need three</text:h>
      <text:p text:style-name="Normal">The free<text:s/>play mode will allow the user to edit the various options themselves.<text:s/>The user will be able to edit the maze size, spawn rate for the bot and speed of the bot.</text:p>
      <text:p text:style-name="Normal"/>
      <text:h text:style-name="Heading2" text:outline-level="2">Program specification</text:h>
      <text:p text:style-name="Normal">The program specification will describe the algorithm that<text:s/>shall be used for the program to work</text:p>
      <text:h text:style-name="Heading3" text:outline-level="3">Generating the maze</text:h>
      <text:p text:style-name="Normal">To generate a random maze, I will use the recursive backtracking algorithm. This entails having a maze completely filled with walls (meaning it is impossible). Then randomly remove walls of cells that have not had any walls removed yet and then move onto the next cell. This creates a random maze and will use a recursive function to generate.</text:p>
      <text:p text:style-name="Normal">This method will create a maze that has no loops. Therefore, I shall then randomly remove a few extra walls just to allow some loops but not many. This will make it possible for the user to avoid the computer-controlled bot.</text:p>
      <text:h text:style-name="Heading3" text:outline-level="3">Computer-controlled bot</text:h>
      <text:p text:style-name="Normal">The bots will move after a given amount of time has elapsed. The bot’s path will be determined to be the shortest path from there current position to the user.</text:p>
      <text:p text:style-name="Normal">If the user is caught, the game will terminate since there is no goal for the user and the game is a survival-based game.</text:p>
      <text:h text:style-name="Heading2" text:outline-level="2">Problem decomposition</text:h>
      <text:h text:style-name="Heading3" text:outline-level="3">User/Bot class</text:h>
      <text:p text:style-name="Normal">The user and bot will use the<text:s/>same class. This is because they will both be able to move through the maze in the same way. The only difference in the user will input where the move to while the bot will generate its direction from an algorithm.</text:p>
      <text:p text:style-name="Normal">The user/bot class will not deal with what happens when the user is caught and instead this will be handled by another class entirely.</text:p>
      <text:p text:style-name="Normal">The user shall use the arrow keys to move around the maze.</text:p>
      <text:p text:style-name="Normal">The bot will use a simple path finder to move in the direction towards the player.</text:p>
      <text:h text:style-name="Heading3" text:outline-level="3">Maze class</text:h>
      <text:p text:style-name="Normal">The<text:s/>maze will be the first thing to create. This is because the rest of the code requires this class to use. I will only be able to test the other classes using this class.</text:p>
      <text:p text:style-name="Normal">To generate the maze, I will use a recursive backtracking algorithm. This will create a maze with every possible wall created and then pick a random (unvisited) cell and removing a random wall and then going to that cell.</text:p>
      <text:h text:style-name="Heading3" text:outline-level="3">Level<text:s/>class</text:h>
      <text:p text:style-name="Normal">The<text:s/>level<text:s/>class will tie everything together. Depending on the difficulty selected by the user, this class will initialise all the game information needed.</text:p>
      <text:p text:style-name="Normal">This class will inherit both the user/bot class and the maze class. This will allow the game to control all the factors like when the bots move or not and shape of the maze.</text:p>
      <text:soft-page-break/>
      <text:p text:style-name="Normal">The level class will continue to loop until the user is finally caught or the user quits the level.</text:p>
      <text:h text:style-name="Heading2" text:outline-level="2">Comparison with existing programs</text:h>
      <text:p text:style-name="Normal">When looking on Google and the Appstore (on android), there was not a game that requires the user to travel back and fourth a maze trying not to get caught. The closes game to mine was Pacman however this game has the user collect points and will win if there are no more points to gather. My game will have the game continue until the user is caught. I have decided to do this because the recent popular apps have never had the ability to reach an end goal but rather make the level harder and harder until the user fails. These types of games include (temple run, flappy birds and Pacman 256).</text:p>
      <text:p text:style-name="Normal">I will use a common random maze generating algorithm. This is because the recursive backtracking algorithm is the most efficient to use.</text:p>
      <text:p text:style-name="Normal">This all shows that my maze game will be unique with a little bit of similarities to maze games already online.</text:p>
      <text:p text:style-name="P6"/>
      <text:soft-page-break/>
      <text:h text:style-name="Heading2" text:outline-level="2">Pseudocode</text:h>
      <text:h text:style-name="Heading3" text:outline-level="3">All the classes</text:h>
      <text:p text:style-name="Normal">The below pseudo is showing all the classes I will need to use to create my maze game.</text:p>
      <text:p text:style-name="Normal"><draw:frame draw:z-index="0" draw:id="id0" draw:style-name="a0" draw:name="Object 9" text:anchor-type="as-char" svg:x="0in" svg:y="0in" svg:width="5.99514in" svg:height="6.93264in" style:rel-width="scale" style:rel-height="scale"><draw:object-ole draw:class-id="73FDDC80-AEA9-101A-98A7-00AA00374959" xlink:href="Object 1" xlink:type="simple" xlink:show="embed" xlink:actuate="onLoad"/><draw:image xlink:href="ObjectReplacements/Object 1" xlink:type="simple" xlink:show="embed" xlink:actuate="onLoad"/><svg:title/><svg:desc/></draw:frame></text:p>
      <text:p text:style-name="Normal">The cell class will tell the code if<text:s/>the cell has already been visited or not and if it has a wall or not.</text:p>
      <text:p text:style-name="Normal">The bot class just holds the location of that bot and if it can a move is valid or not.</text:p>
      <text:p text:style-name="Normal">The maze class creates the maze itself. The 2D array will be the maze itself. Each element in the<text:s/>array will a cell using the cell class.</text:p>
      <text:p text:style-name="Normal">The<text:s/>level<text:s/>class will allow the maze and the bots to work together where the bots move through the maze.</text:p>
      <text:soft-page-break/>
      <text:h text:style-name="Heading3" text:outline-level="3">Bot class function</text:h>
      <text:p text:style-name="Normal">This bit of pseudocode will show how the bot moves through the maze</text:p>
      <text:p text:style-name="Normal"><draw:frame draw:z-index="251658240" draw:id="id1" draw:style-name="a1" draw:name="Object 30" text:anchor-type="as-char" svg:x="0in" svg:y="0in" svg:width="5.99514in" svg:height="3.55764in" style:rel-width="scale" style:rel-height="scale"><draw:object-ole draw:class-id="73FDDC80-AEA9-101A-98A7-00AA00374959" xlink:href="Object 2" xlink:type="simple" xlink:show="embed" xlink:actuate="onLoad"/><draw:image xlink:href="ObjectReplacements/Object 2" xlink:type="simple" xlink:show="embed" xlink:actuate="onLoad"/><svg:title/><svg:desc/></draw:frame></text:p>
      <text:p text:style-name="Normal">This takes in what move the bot is trying to do and sees if there is a barrier in its way. If there is a barrier in its way the bot’s position does not change and the function returns false. Otherwise the bot’s position changes to the new valid position and returns true.</text:p>
      <text:p text:style-name="P7"/>
      <text:h text:style-name="Heading3" text:outline-level="3">Maze class function</text:h>
      <text:p text:style-name="Normal">This pseudo will show how the code will generate the maze itself.</text:p>
      <text:p text:style-name="Normal"><draw:frame draw:z-index="251658240" draw:id="id2" draw:style-name="a2" draw:name="Object 19" text:anchor-type="as-char" svg:x="0in" svg:y="0in" svg:width="5.99514in" svg:height="5.62014in" style:rel-width="scale" style:rel-height="scale"><draw:object-ole draw:class-id="73FDDC80-AEA9-101A-98A7-00AA00374959" xlink:href="Object 3" xlink:type="simple" xlink:show="embed" xlink:actuate="onLoad"/><draw:image xlink:href="ObjectReplacements/Object 3" xlink:type="simple" xlink:show="embed" xlink:actuate="onLoad"/><svg:title/><svg:desc/></draw:frame></text:p>
      <text:p text:style-name="Normal">The initial state of each cell is that it has walls all around it. The code then picks a random cell and randomly removes a wall that is connected to a unvisited cell and then repeats this process with the new cell. This can only terminate when all cells have been visited and there is a path from any one cells to another cell.</text:p>
      <text:p text:style-name="P8"/>
      <text:h text:style-name="Heading3" text:outline-level="3">Level<text:s/>class functions</text:h>
      <text:p text:style-name="Normal">These<text:s/>functions will set-up each level and then constantly update the maze while it is being played.</text:p>
      <text:p text:style-name="Normal"><draw:frame draw:z-index="0" draw:id="id3" draw:style-name="a3" draw:name="Object 17" text:anchor-type="as-char" svg:x="0in" svg:y="0in" svg:width="5.99514in" svg:height="8.05764in" style:rel-width="scale" style:rel-height="scale"><draw:object-ole draw:class-id="73FDDC80-AEA9-101A-98A7-00AA00374959" xlink:href="Object 4" xlink:type="simple" xlink:show="embed" xlink:actuate="onLoad"/><draw:image xlink:href="ObjectReplacements/Object 4" xlink:type="simple" xlink:show="embed" xlink:actuate="onLoad"/><svg:title/><svg:desc/></draw:frame></text:p>
      <text:p text:style-name="Normal">The first function sets the game facts. This will be a simple function that will only change variables depending on the difficulty<text:s/>decided by the user.</text:p>
      <text:soft-page-break/>
      <text:p text:style-name="Normal">The Add_bots/Add_user functions will place the different bots within the maze itself for the user to interact with.</text:p>
      <text:h text:style-name="Heading2" text:outline-level="2">Flowchart</text:h>
      <text:p text:style-name="Normal"><draw:frame draw:z-index="251658240" draw:id="id4" draw:style-name="a4" draw:name="Object 31" text:anchor-type="as-char" svg:x="0in" svg:y="0in" svg:width="0.00556in" svg:height="0.00556in" style:rel-width="scale" style:rel-height="scale"><draw:object-ole draw:class-id="73FDDC80-AEA9-101A-98A7-00AA00374959" xlink:href="Object 5" xlink:type="simple" xlink:show="embed" xlink:actuate="onLoad"/><draw:image xlink:href="ObjectReplacements/Object 5" xlink:type="simple" xlink:show="embed" xlink:actuate="onLoad"/><svg:title/><svg:desc/></draw:frame><draw:frame draw:z-index="0" draw:id="id5" draw:style-name="a5" draw:name="Object 19" text:anchor-type="as-char" svg:x="0in" svg:y="0in" svg:width="6.79722in" svg:height="7.41667in" style:rel-width="scale" style:rel-height="scale"><draw:object xlink:href="Object 6/" xlink:type="simple" xlink:show="embed" xlink:actuate="onLoad"/><draw:image xlink:href="ObjectReplacements/Object 6"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3E762A"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3E762A"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294E1C"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6B9F25"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Times New Roman" fo:color="#3E762A"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294E1C" fo:font-size="12pt" style:font-size-asian="12pt" style:font-size-complex="12pt"/>
    </style:style>
    <style:style style:name="FollowedHyperlink" style:display-name="FollowedHyperlink" style:family="text" style:parent-style-name="DefaultParagraphFont">
      <style:text-properties fo:color="#BA6906"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3E762A"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aron Rook</meta:initial-creator>
    <dc:creator>Aaron Rook</dc:creator>
    <meta:creation-date>2019-03-03T19:49:00Z</meta:creation-date>
    <dc:date>2019-03-24T23:45:00Z</dc:date>
    <meta:template xlink:href="Normal" xlink:type="simple"/>
    <meta:editing-cycles>18</meta:editing-cycles>
    <meta:editing-duration>PT21420S</meta:editing-duration>
    <meta:document-statistic meta:page-count="9" meta:paragraph-count="22" meta:word-count="1656" meta:character-count="11078" meta:row-count="78" meta:non-whitespace-character-count="9444"/>
  </office:meta>
</office:document-meta>
</file>

<file path=Object 6/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style:tab-stops>
          <style:tab-stop style:type="left" style:position="0.8493in"/>
        </style:tab-stops>
      </style:paragraph-properties>
    </style:style>
    <style:style style:name="P11" style:parent-style-name="Normal" style:family="paragraph">
      <style:paragraph-properties fo:text-align="center"/>
    </style:style>
    <style:style style:family="graphic" style:name="a38">
      <style:graphic-properties style:wrap="run-through" style:run-through="foreground" draw:fill="none" draw:stroke="solid" svg:stroke-width="0.01389in" svg:stroke-color="#000000" draw:marker-end="a37"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1389in" svg:stroke-color="#000000" draw:marker-end="a20" svg:stroke-opacity="100%" draw:stroke-linejoin="miter" svg:stroke-linecap="butt" style:horizontal-rel="page-content" style:vertical-rel="paragraph" style:horizontal-pos="from-left" style:vertical-pos="from-top"/>
    </style:style>
    <style:style style:family="graphic" style:name="a2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style:wrap="run-through" style:run-through="foreground" draw:fill="none" draw:stroke="solid" svg:stroke-width="0.01389in" svg:stroke-color="#000000" draw:marker-end="a23" svg:stroke-opacity="100%" draw:stroke-linejoin="miter" svg:stroke-linecap="butt" style:horizontal-rel="page-content" style:vertical-rel="paragraph" style:horizontal-pos="from-left" style:vertical-pos="from-top"/>
    </style:style>
    <style:style style:family="graphic" style:name="a2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1389in" svg:stroke-color="#000000" draw:marker-end="a26" svg:stroke-opacity="100%" draw:stroke-linejoin="miter" svg:stroke-linecap="butt" style:horizontal-rel="page-content" style:vertical-rel="paragraph" style:horizontal-pos="from-left" style:vertical-pos="from-top"/>
    </style:style>
    <style:style style:family="graphic" style:name="a2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solid" svg:stroke-width="0.01389in" svg:stroke-color="#000000" draw:marker-end="a14" svg:stroke-opacity="100%" draw:stroke-linejoin="miter" svg:stroke-linecap="butt" style:horizontal-rel="page-content" style:vertical-rel="paragraph" style:horizontal-pos="from-left" style:vertical-pos="from-top"/>
    </style:style>
    <style:style style:family="graphic" style:name="a17">
      <style:graphic-properties style:wrap="run-through" style:run-through="foreground" draw:fill="none" draw:stroke="solid" svg:stroke-width="0.01389in" svg:stroke-color="#000000" draw:marker-end="a16" svg:stroke-opacity="100%" draw:stroke-linejoin="miter" svg:stroke-linecap="butt" style:horizontal-rel="page-content" style:vertical-rel="paragraph" style:horizontal-pos="from-left" style:vertical-pos="from-top"/>
    </style:style>
    <style:style style:family="graphic" style:name="a19">
      <style:graphic-properties style:wrap="run-through" style:run-through="foreground" draw:fill="none" draw:stroke="solid" svg:stroke-width="0.01389in" svg:stroke-color="#000000" draw:marker-end="a18" svg:stroke-opacity="100%" draw:stroke-linejoin="miter" svg:stroke-linecap="butt" style:horizontal-rel="page-content" style:vertical-rel="paragraph" style:horizontal-pos="center" style:vertical-pos="from-top"/>
    </style:style>
    <style:style style:family="graphic" style:name="a1">
      <style:graphic-properties style:wrap="run-through" style:run-through="foreground" draw:fill="none" draw:stroke="solid" svg:stroke-width="0.01389in" svg:stroke-color="#000000" draw:marker-end="a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1389in" svg:stroke-color="#000000" draw:marker-end="a2"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1389in" svg:stroke-color="#000000" draw:marker-end="a40" svg:stroke-opacity="100%" draw:stroke-linejoin="miter" svg:stroke-linecap="butt" style:horizontal-rel="paragraph" style:vertical-rel="paragraph" style:horizontal-pos="from-lef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ge-content" style:horizontal-pos="center" style:vertical-pos="top"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3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wrap="run-through" style:run-through="foreground" draw:fill="none" draw:stroke="solid" svg:stroke-width="0.01389in" svg:stroke-color="#000000" draw:marker-end="a31"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1389in" svg:stroke-color="#000000" draw:marker-end="a33"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389in" svg:stroke-color="#000000" draw:marker-end="a35" svg:stroke-opacity="100%" draw:stroke-linejoin="miter" svg:stroke-linecap="butt" style:horizontal-rel="page-content" style:vertical-rel="paragraph" style:horizontal-pos="center" style:vertical-pos="from-top"/>
    </style:style>
  </office:automatic-styles>
  <office:body>
    <office:text text:use-soft-page-breaks="true">
      <text:p text:style-name="P1"><draw:connector draw:type="line" svg:x1="3.13438in" svg:y1="1.99861in" svg:x2="3.13438in" svg:y2="2.40486in" draw:z-index="251686912" draw:id="id0" draw:style-name="a1" draw:name="Straight Arrow Connector 20" text:anchor-type="paragraph"><svg:title/><svg:desc/></draw:connector><draw:connector draw:type="line" svg:x1="3.12396in" svg:y1="0.44236in" svg:x2="3.12396in" svg:y2="0.69236in" draw:z-index="251684864" draw:id="id1" draw:style-name="a3" draw:name="Straight Arrow Connector 19" text:anchor-type="paragraph"><svg:title/><svg:desc/></draw:connector><draw:custom-shape svg:x="0in" svg:y="6.45312in" svg:width="1in" svg:height="0.54653in" draw:z-index="251675648" draw:id="id2" draw:style-name="a4" draw:name="Flowchart: Process 14" text:anchor-type="paragraph"><svg:title/><svg:desc/><text:p text:style-name="P2">Player moves</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2.14583in" svg:y="0.69479in" svg:width="1.9625in" svg:height="1.32014in" draw:z-index="251661312" draw:id="id3" draw:style-name="a5" draw:name="Flowchart: Decision 4" text:anchor-type="paragraph"><svg:title/><svg:desc/><text:p text:style-name="P3">Select difficulty level</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draw:custom-shape svg:x="0in" svg:y="0in" svg:width="1.18125in" svg:height="0.44167in" draw:z-index="251673600" draw:id="id4" draw:style-name="a6" draw:name="Flowchart: Terminator 13" text:anchor-type="paragraph"><svg:title/><svg:desc/><text:p text:style-name="P4">START</text:p><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svg:x="0in" svg:y="5.35417in" svg:width="1.18125in" svg:height="0.44167in" draw:z-index="251671552" draw:id="id5" draw:style-name="a7" draw:name="Flowchart: Terminator 12" text:anchor-type="paragraph"><svg:title/><svg:desc/><text:p text:style-name="P5">END</text:p><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svg:x="2.52986in" svg:y="3.57674in" svg:width="1.19167in" svg:height="0.77014in" draw:z-index="251668480" draw:id="id6" draw:style-name="a8" draw:name="Flowchart: Process 9" text:anchor-type="paragraph"><svg:title/><svg:desc/><text:p text:style-name="P6">Generate maze</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0in" svg:y="2.38646in" svg:width="1in" svg:height="0.54653in" draw:z-index="251666432" draw:id="id7" draw:style-name="a9" draw:name="Flowchart: Process 8" text:anchor-type="paragraph"><svg:title/><svg:desc/><text:p text:style-name="P7">Set hard settings</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0in" svg:y="2.38507in" svg:width="1in" svg:height="0.54653in" draw:z-index="251664384" draw:id="id8" draw:style-name="a10" draw:name="Flowchart: Process 6" text:anchor-type="paragraph"><svg:title/><svg:desc/><text:p text:style-name="P8">Set medium settings</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0in" svg:y="2.38507in" svg:width="1in" svg:height="0.54653in" draw:z-index="251662336" draw:id="id9" draw:style-name="a11" draw:name="Flowchart: Process 5" text:anchor-type="paragraph"><svg:title/><svg:desc/><text:p text:style-name="P9">Set easy settings</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Normal"/>
      <text:p text:style-name="Normal"/>
      <text:p text:style-name="Normal"><draw:frame draw:z-index="251740160" draw:id="id10" draw:style-name="a12" draw:name="Text Box 48" text:anchor-type="paragraph" svg:x="4.11424in" svg:y="0.17257in" svg:width="0.54167in" svg:height="0.275in" style:rel-width="scale" style:rel-height="scale"><draw:text-box><text:p text:style-name="Normal">hard</text:p></draw:text-box><svg:title/><svg:desc/></draw:frame><draw:frame draw:z-index="251734016" draw:id="id11" draw:style-name="a13" draw:name="Text Box 45" text:anchor-type="paragraph" svg:x="1.65069in" svg:y="0.14618in" svg:width="0.54167in" svg:height="0.275in" style:rel-width="scale" style:rel-height="scale"><draw:text-box><text:p text:style-name="Normal">easy</text:p></draw:text-box><svg:title/><svg:desc/></draw:frame></text:p>
      <text:p text:style-name="P10"><draw:connector draw:type="line" svg:x1="3.15486in" svg:y1="5.76007in" svg:x2="3.15486in" svg:y2="6.07743in" draw:z-index="251704320" draw:id="id12" draw:style-name="a15" draw:name="Straight Arrow Connector 29" text:anchor-type="paragraph"><svg:title/><svg:desc/></draw:connector><draw:connector draw:type="line" svg:x1="3.12014in" svg:y1="5.01319in" svg:x2="3.12014in" svg:y2="5.21597in" draw:z-index="251702272" draw:id="id13" draw:style-name="a17" draw:name="Straight Arrow Connector 28" text:anchor-type="paragraph"><svg:title/><svg:desc/></draw:connector><draw:connector draw:type="line" svg:x1="0in" svg:y1="3.125in" svg:x2="0in" svg:y2="3.67639in" draw:z-index="251698176" draw:id="id14" draw:style-name="a19" draw:name="Straight Arrow Connector 26" text:anchor-type="paragraph"><svg:title/><svg:desc/></draw:connector><draw:connector draw:type="line" svg:x1="4.09653in" svg:y1="4.36146in" svg:x2="5.05972in" svg:y2="4.36146in" draw:z-index="251700224" draw:id="id15" draw:style-name="a21" draw:name="Straight Arrow Connector 27" text:anchor-type="paragraph"><svg:title/><svg:desc/></draw:connector><draw:frame draw:z-index="251736064" draw:id="id16" draw:style-name="a22" draw:name="Text Box 46" text:anchor-type="paragraph" svg:x="4.24931in" svg:y="4.08785in" svg:width="0.54167in" svg:height="0.275in" style:rel-width="scale" style:rel-height="scale"><draw:text-box><text:p text:style-name="Normal">yes</text:p></draw:text-box><svg:title/><svg:desc/></draw:frame><draw:connector draw:type="line" svg:x1="-0.44167in" svg:y1="4.3309in" svg:x2="2.15625in" svg:y2="4.3309in" draw:z-index="251712512" draw:id="id17" draw:style-name="a24" draw:name="Straight Arrow Connector 33" text:anchor-type="paragraph"><svg:title/><svg:desc/></draw:connector><draw:connector draw:type="line" svg:x1="-0.46319in" svg:y1="4.29583in" svg:x2="-0.46319in" svg:y2="6.05069in" draw:z-index="251713536" draw:id="id18" draw:style-name="a25" draw:name="Straight Connector 34" text:anchor-type="paragraph"><svg:title/><svg:desc/></draw:connector><draw:connector draw:type="line" svg:x1="3.12083in" svg:y1="6.05104in" svg:x2="-0.4875in" svg:y2="6.05104in" draw:z-index="251715584" draw:id="id19" draw:style-name="a27" draw:name="Straight Arrow Connector 35" text:anchor-type="paragraph"><svg:title/><svg:desc/></draw:connector><draw:frame draw:z-index="251738112" draw:id="id20" draw:style-name="a28" draw:name="Text Box 47" text:anchor-type="paragraph" svg:x="3.15521in" svg:y="4.97431in" svg:width="0.54167in" svg:height="0.275in" style:rel-width="scale" style:rel-height="scale"><draw:text-box><text:p text:style-name="Normal">no</text:p></draw:text-box><svg:title/><svg:desc/></draw:frame><draw:custom-shape svg:x="2.14583in" svg:y="3.67118in" svg:width="1.9625in" svg:height="1.37986in" draw:z-index="251670528" draw:id="id21" draw:style-name="a29" draw:name="Flowchart: Decision 11" text:anchor-type="paragraph"><svg:title/><svg:desc/><text:p text:style-name="P11">Has the player<text:s/>been caught?</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draw:frame draw:z-index="251742208" draw:id="id22" draw:style-name="a30" draw:name="Text Box 49" text:anchor-type="paragraph" svg:x="3.05729in" svg:y="0.80799in" svg:width="0.80625in" svg:height="0.275in" style:rel-width="scale" style:rel-height="scale"><draw:text-box><text:p text:style-name="Normal">medium</text:p></draw:text-box><svg:title/><svg:desc/></draw:frame><draw:connector draw:type="line" svg:x1="5.81736in" svg:y1="1.67257in" svg:x2="3.72361in" svg:y2="2.75521in" draw:z-index="251724800" draw:id="id23" draw:style-name="a32" draw:name="Straight Arrow Connector 40" text:anchor-type="paragraph"><svg:title/><svg:desc/></draw:connector><draw:connector draw:type="line" svg:x1="0.42708in" svg:y1="1.68264in" svg:x2="2.51527in" svg:y2="2.70278in" draw:z-index="251722752" draw:id="id24" draw:style-name="a34" draw:name="Straight Arrow Connector 39" text:anchor-type="paragraph"><svg:title/><svg:desc/></draw:connector><draw:connector draw:type="line" svg:x1="0in" svg:y1="1.67222in" svg:x2="0in" svg:y2="2.34375in" draw:z-index="251696128" draw:id="id25" draw:style-name="a36" draw:name="Straight Arrow Connector 25" text:anchor-type="paragraph"><svg:title/><svg:desc/></draw:connector><draw:connector draw:type="line" svg:x1="5.82014in" svg:y1="0.10972in" svg:x2="5.82014in" svg:y2="1.1243in" draw:z-index="251692032" draw:id="id26" draw:style-name="a38" draw:name="Straight Arrow Connector 23" text:anchor-type="paragraph"><svg:title/><svg:desc/></draw:connector><draw:connector draw:type="line" svg:x1="4.11389in" svg:y1="0.10451in" svg:x2="5.80556in" svg:y2="0.10451in" draw:z-index="251694080" draw:id="id27" draw:style-name="a39" draw:name="Straight Connector 24" text:anchor-type="paragraph"><svg:title/><svg:desc/></draw:connector><draw:connector draw:type="line" svg:x1="0.46771in" svg:y1="0.09444in" svg:x2="0.46771in" svg:y2="1.10902in" draw:z-index="251688960" draw:id="id28" draw:style-name="a41" draw:name="Straight Arrow Connector 21" text:anchor-type="paragraph"><svg:title/><svg:desc/></draw:connector><draw:connector draw:type="line" svg:x1="0.47847in" svg:y1="0.09826in" svg:x2="2.17014in" svg:y2="0.09826in" draw:z-index="251689984" draw:id="id29" draw:style-name="a42" draw:name="Straight Connector 22" text:anchor-type="paragraph"><svg:title/><svg:desc/></draw:connector><text:tab/></text:p>
    </office:text>
  </office:body>
</office:document-content>
</file>

<file path=Object 6/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0" svg:viewBox="0 0 20 30" svg:d="m10 0-10 30h20z"/>
    <draw:marker draw:name="a20" svg:viewBox="0 0 20 30" svg:d="m10 0-10 30h20z"/>
    <draw:marker draw:name="a14" svg:viewBox="0 0 20 30" svg:d="m10 0-10 30h20z"/>
    <draw:marker draw:name="a2" svg:viewBox="0 0 20 30" svg:d="m10 0-10 30h20z"/>
    <draw:marker draw:name="a16" svg:viewBox="0 0 20 30" svg:d="m10 0-10 30h20z"/>
    <draw:marker draw:name="a23" svg:viewBox="0 0 20 30" svg:d="m10 0-10 30h20z"/>
    <draw:marker draw:name="a18" svg:viewBox="0 0 20 30" svg:d="m10 0-10 30h20z"/>
    <draw:marker draw:name="a31" svg:viewBox="0 0 20 30" svg:d="m10 0-10 30h20z"/>
    <draw:marker draw:name="a26" svg:viewBox="0 0 20 30" svg:d="m10 0-10 30h20z"/>
    <draw:marker draw:name="a33" svg:viewBox="0 0 20 30" svg:d="m10 0-10 30h20z"/>
    <draw:marker draw:name="a40" svg:viewBox="0 0 20 30" svg:d="m10 0-10 30h20z"/>
    <draw:marker draw:name="a35" svg:viewBox="0 0 20 30" svg:d="m10 0-10 30h20z"/>
    <draw:marker draw:name="a37" svg:viewBox="0 0 20 30" svg:d="m10 0-10 30h20z"/>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